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2_9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Repentance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4</text:p>
      <text:p text:style-name="P2">Number of Sheets<text:tab/><text:tab/><text:tab/><text:tab/>5</text:p>
      <text:p text:style-name="P2">Fragment<text:tab/><text:tab/><text:tab/><text:tab/><text:tab/></text:p>
      <text:p text:style-name="P2">Pagination <text:tab/><text:tab/><text:tab/><text:tab/><text:tab/>Y, through page 13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5">A sermon on penitence/</text:p>
      <text:p text:style-name="P5">[Hebrew]/</text:p>
      <text:p text:style-name="P5"/>
      <text:p text:style-name="P4">[Page 1]</text:p>
      <text:p text:style-name="P4"><text:tab/>Brethren! <text:s/>Have you heard the voice, which from/ heaven addressed us all? <text:s/>It cried thus [Hebrew]/ "Return O Israel! unto the Lord Thy God!" <text:s/>But....will/ He receive us whom we have long forsaken? <text:s/>Are we/ not those who yearly make to Him professions of love, but/ soon <text:span text:style-name="T1">to</text:span><text:span text:style-name="T3"> relapse into our habitual inconstancy? <text:s/>Can we/ hope that the friend, whose word we have laughed to scorn,/ will again admit us into his favor? <text:s/>Aye: He yearns after/ our return. <text:s/>He beckons us </text:span><text:span text:style-name="T1">to come</text:span><text:span text:style-name="T3"> nigh, </text:span><text:span text:style-name="T1">and</text:span><text:span text:style-name="T3"> that we may cast ourselves/ into the boundless arms of His mercy. <text:s/>Hark! <text:s/>[Hebrew]/ [Hebrew] "I </text:span><text:span text:style-name="T4">will</text:span><text:span text:style-name="T5"> heal their backslidings, I will love them dearly./ <text:s/>And what does that best of friends ask as an atonement for/ our desertion? <text:s/>Does He demand that we tear away the/ heart which has led us astray? that we put out the eyes/ which have lured us to dereliction? <text:s/>Oh! Divine beneficence!/ <text:s/>A word can effect the reconciliation. <text:s/>To regain man's/ estranged affection, the utterance of the lips may be of no avail,/ but we can simply by </text:span><text:span text:style-name="T4">that</text:span><text:span text:style-name="T5"> means appease the wrath/ of God. <text:s/>A [Hebrew] as pronounced by the adulterous King,/ will avert from us also the sentence of eternal death./ <text:s/>Brother-sinners! <text:s/>We need but take words with us this day;/ for, so has the heavenly voice proclaimed [Hebrew]/</text:span></text:p>
      <text:p text:style-name="P6"/>
      <text:p text:style-name="P6">[Page 2]</text:p>
      <text:p text:style-name="P4"><text:span text:style-name="T5">Let those words be the breathing of a contrite spirit, let/ them betoken a mind that humbles itself before </text:span><text:soft-page-break/><text:span text:style-name="T5">the wisdom/ of the Supreme Legislator; let them be the true expression of/ sorrow for irremediable offenses, and the Almighty will/ gladden us with the assurance [Hebrew], "that his/ anger hath turned away from us"./</text:span></text:p>
      <text:p text:style-name="P4"><text:span text:style-name="T5">But you still doubt. You cannot believe that He who/ is clothed in purity, will draw us to His bosom, whose gar-/-ments are steeped in pollution. <text:s/>You remember that </text:span><text:span text:style-name="T4">despite</text:span><text:span text:style-name="T5">/ His warning, we sunk into the mire of sin, and you na-/-turally dread his rebuke. <text:s/>Follow me then and be inspired/ with courage. <text:s/>A murder and a robbery have/ been committed. <text:s/>The victim is an humble individual; the/ culprit a crowned head. <text:s/>Prompted by avarice,/ Ahab would seize upon a vineyard adjoining his palace./ <text:s/>It belonged to one of his subjects; but the royal offer/ of a compensation for its relinquishment was refused./ <text:s/>Wounded pride mingled with ill-suppressed anger, and/ Ahab could not disguise from his wife the cause of his/ humiliation. <text:s/>You know the sequel. <text:s/>Two ungodly men/ were procured, and Naboth, charged by them with treasonable/ and blasphemous language, suffered death. <text:s/>What/</text:span></text:p>
      <text:p text:style-name="P6"/>
      <text:p text:style-name="P6">[Page 3]</text:p>
      <text:p text:style-name="P4"><text:span text:style-name="T5">could not be attained by legitimate means, was/ gained by confiscation. <text:s/>"Go and enjoy thy vineyard, it/ is thine own; its former possessor can no more dispute thy/ right to it"; so spoke the wicked Jezebel. <text:s/>But that/ covetted[sic!] vineyard, became all thorns and briers and thistles./ <text:s/>Shame, remorse, horror of the blood that cried for vengeance,/ laid hold of Ahab. <text:s/>The words of the dauntless Elijah thrilled/ his whole being. <text:s/>He saw but destruction; an unquenchable/ fire blazed before his eyes, and his brazen countenance was at/ length bedewed with tears of repentance. <text:s/>The all-for-/-giving God received as an atonement his acts of contrition./ <text:s/></text:span><text:span text:style-name="T4">We</text:span><text:span text:style-name="T5"> have not sinned so greatly. <text:s/>None of us has reenacted/ the atrocious deeds of that ancient Ruler; nor those of which/ Menasseh Sovereign of Judah became guilty. <text:s/>For, he/ set up altars to his debauching idols in the house of/ God. <text:s/>He reddened the highways of Jerusalem with the/ blood of the innocent; he burnt his own children at the/ shrine of the abominable Molock; yet sacred history/ records that because he finally humbled to the earth his proud spirit </text:span><text:span text:style-name="T2">to</text:span><text:span text:style-name="T5">/ </text:span><text:span text:style-name="T2">the earth</text:span><text:span text:style-name="T5">; because he prayed with intensity of fervour/ that he might not carry beyond the grave the burden of his/ inequities, God heard his voice, and accepted his repentance./</text:span></text:p>
      <text:p text:style-name="P6"/>
      <text:p text:style-name="P6">[Page 4]</text:p>
      <text:p text:style-name="P4"><text:span text:style-name="T5">And the people of Nineveh did they not purchase redem-/-ption by pentience? <text:s/>Tradition </text:span><text:span text:style-name="T2">reale</text:span><text:span text:style-name="T5"> relates, that they/ were given to stealing, to lying, to oppressing the needy;/ that they outraged nature by their crimes, still of them/ also we read [Hebrew]/ [Hebrew] "God saw their deeds, that/ they turned from their evil way, and he repented of the/ evil that he had said, He would do unto them, and He did it not."/ <text:s/>But why multiply examples to show that a broken and/ contrite heart God will not reject? <text:s/>Does the declaration/ of the Most High need be corroborated? <text:s/>Lo! He has/ said it, and imprinted it on the volumes of </text:span><text:span text:style-name="T2">heavens</text:span><text:span text:style-name="T5"> inspiration./</text:span></text:p>
      <text:p text:style-name="P6">"The wicked man who turneth from all his sins, and keepeth/ all my statutes, and doeth justice and charity, shall/ surely live, he shall not die; none of his transgressions that/ he hath committed shall be remembered against him"./ <text:s/>Oh consoling words! <text:s/>Oh! joyous thoughts! <text:s/>No, my Brethren, be not dismayed./ <text:s/>Despond not. <text:s/>We have lived in sin, but we shall not be cast off/ from the presence of our God. <text:s/>Let us say to Him [Hebrew]/ [Hebrew] "Take away all inequity, and receive us favorably"/ and He will answer from heaven. <text:s/>Yes, "my [Hebrew]/ anger is turned away from you"./</text:p>
      <text:p text:style-name="P6"/>
      <text:p text:style-name="P6">[Page 5]</text:p>
      <text:p text:style-name="P4"><text:span text:style-name="T5"><text:tab/>True, we have hitherto returned evil for good. <text:s/>We/ have used divine gifts as weapons of war against the/ Lord. <text:s/>The faculty of speech, we should have employed/ to thank its Donor for every breath we draw, has been a/ source of contamination. <text:s/>For mere trifles we have/ taken the name of the Lord our God in vain. <text:s/>And how/ frequently, how very frequently Alas! in our eagerness to/ dispose of an object advantageously to ourselves, we have/ had recourse to an oath--would it were not false--ima-/-</text:span><text:soft-page-break/><text:span text:style-name="T5">gining that we might thus more easily secure success./ <text:s/>I am indeed painfully affected when in my daily walks/ I hear striplings utter profanities with an air of/ self-importance, and I have cause to think that/ </text:span><text:span text:style-name="T4">that</text:span><text:span text:style-name="T5"> sin lies at our door. <text:s/>We are too apt to/ blend with our assertions the name of the Almighty,/ not to create upon the young the impression that the/ act denotes manliness. <text:s/>And the/ faculty of reason, how great has been its misappli-/-cation!! <text:s/>With it principally, we have, like the sin-/ful inhabitants of the plain of Shinar, built a high/ tower, whence to fight against our heavenly Legislator./ <text:s/>Whatever precept</text:span><text:span text:style-name="T2">s</text:span><text:span text:style-name="T5"> of His law appeared irksome, we/</text:span></text:p>
      <text:p text:style-name="P6"/>
      <text:p text:style-name="P6">[Page 6]</text:p>
      <text:p text:style-name="P6">would force God to acknowledge useless. <text:s/>And/ whereas He declared it a perpetual enactment, we/ dared set up our judgment against His wisdom./ <text:s/>Thus it happened, that the sanctity of the seventh/ day was by some of us considered worn away by the lapse/ of ages, while others reduced it to a narrow compass./ <text:s/>Thus it likewise happened, that we prided ourselves on/ being above prejudice, because we did not discriminate/ between what the revelation at Sinai called holy and its/ opposite. <text:s/>And through the agency of that faculty, we/ persuaded ourselves that the interest of our children lay/ outside of Judaism, and not within its pull./</text:p>
      <text:p text:style-name="P4"><text:span text:style-name="T5">Yes, we have ungratefully repaid the Giver of our noblest/ endowments; for more than I have said, or would venture to/ say before this audience, have we misused the powers of/ the mind; nevertheless, hope is glowing within my/ breast. <text:s/>I reflect on God's comforting declarations, and/ my faith is strengthened [Hebrew] "I </text:span><text:span text:style-name="T4">will</text:span><text:span text:style-name="T5">/ heal their backslidings, I will love them dearly"./ <text:s/>Should a man so address us, should a man we have/ repeatedly offended, promise to cast the veil of oblivion/ over the past, and be to us in future a friend and a benefactor,/</text:span></text:p>
      <text:p text:style-name="P6"/>
      <text:p text:style-name="P6">[Page 7]</text:p>
      <text:p text:style-name="P4"><text:span text:style-name="T5">we might hesitate to trust him implicitly. <text:s/>For, a pure brand/ though extinguished may </text:span><text:span text:style-name="T2">again</text:span><text:span text:style-name="T5"> easily be ignited. <text:s/>A polished/ steel may once more grow rusty, so may the heart/ which had </text:span><text:span text:style-name="T2">harbored</text:span><text:span text:style-name="T5"> been kindled with displeasure, be </text:span><text:span text:style-name="T2">kindled anew</text:span><text:span text:style-name="T5"> set ablaze again with/ it. <text:s/>Therefore we learn that David, who had been,/ though without cause, hated by Saul, could not be/ induced ever to place himself within his reach./ <text:s/>The expressions of fatherly affection from that unfortu-/-nate king, were doubtless sincere at the moment they/ were uttered; but the knowledge of human nature sug-/-gested to the young warrior a prudent course. <text:s/>He did/ not accept the offer of a return to the royal courts./ <text:s/>But God is not a man. <text:s/>When we ran counter to the/ dictates of religion, when we openly defied the law He/ has given us, even then, celestial calmness did alone abide/ with Him. <text:s/>No rancor, no ill-will was by Him enter-/-tained against us. <text:s/>[Hebrew]/ The Most High is not moved by the various passions that/ alternately sway the feelings of mortal beings; so have/ we been taught. <text:s/>Inexorable justice led his hand/ to the book in which the names of transgressors are/ registered, and there were ours inscribed. <text:s/>But unaffected/</text:span></text:p>
      <text:p text:style-name="P6"/>
      <text:p text:style-name="P6">[Page 8]</text:p>
      <text:p text:style-name="P4"><text:span text:style-name="T5">by our perverseness, He continued serene in glory./ <text:s/>Yet, because He does not delight in the death of the/ wicked, because our happiness is--humanly speaking--/ joy to our heavenly Father, He invites us to repentance./ <text:s/>[Hebrew] <text:s/>"Return O Israel, unto the Lord Thy God."/ <text:s/>We have sinned against Him with words, and He kept/ us alive. <text:s/>We have sinned against Him in deed, and He/ showered bounties upon us. <text:s/>We have preferred to his ordi-/-nances, the counsels of our elated minds, and He still/ preserved the soundness of our intellect. <text:s/>He blessed us/ in the city, when we failed to recognize that favor at/ His hands. <text:s/>He blessed us in the field, though we enjoyed/ its fruits without thanks. <text:s/>He gladdened us with the/ healthy growth of our children, notwithstanding that we/ did not acknowledge the boon as divine. <text:s/>But why/ so much undeserved kindness? <text:s/>Why such long-suffering?/ <text:s/>Dear Brethren! <text:s/>It is for the sake of this day. <text:s/>The Al-/-mighty made us live and thrive, in order that shame/ of our ingratitude might lead us now penitent/ to the footstool of His mercy. <text:s/>Can we any/ longer doubt the reception? <text:s/>Greetings like </text:span><text:soft-page-break/><text:span text:style-name="T5">at a nuptial/ festival</text:span><text:span text:style-name="T2">s</text:span><text:span text:style-name="T5"> will reeecho from heaven to heaven, when/</text:span></text:p>
      <text:p text:style-name="P6"/>
      <text:p text:style-name="P6">[Page 9]</text:p>
      <text:p text:style-name="P4"><text:span text:style-name="T5">we shall have taken with us words, and returned to the/ Lord of our existence, to the tried friend we have long abandoned./ <text:s/>[Hebrew] <text:s/>"There are some, who </text:span><text:span text:style-name="T2">can</text:span><text:span text:style-name="T5"> earn ever-/-lasting bliss in </text:span><text:span text:style-name="T2">one</text:span><text:span text:style-name="T5"> a single hour". <text:s/>So wrote our Sages. <text:s/>Oh!/ let the present be so profitably spent by ourselves./ <text:s/>Inconsiderate youth! <text:s/>Have thy lips been soiled with/ profane language? <text:s/>Purify them now with words/ of repentance. <text:s/>And thou heedless man who hast/ employed for thine own use, what appertains to God,/ the Sabbath-day and the festivals; bring forthwith a/ silent prayer to the sanctuary in lieu of a trespass-/offering. <text:s/>And you who have set at nought[sic!] God's holy/ prescriptions. <text:s/>You </text:span><text:span text:style-name="T2">have</text:span><text:span text:style-name="T5"> who have defiled your souls/ with the eating of blood, and reptiles and the abomination,/ let the fire of religious zeal, consume every vestige/ of that pollution. <text:s/>We all shall become newly/ created beings, when we shall repent of our evil-doings,/ and fall prostrate before the compassionate Lord. <text:s/>Even/ now say I, now while in a state of blooming health, now while/ in the fruition of ample means, now in the enjoy-/-ment of high positions, now with a vigorous intellect./ <text:s/>The searcher of hearts will see that no fear of approaching/</text:span></text:p>
      <text:p text:style-name="P6"/>
      <text:p text:style-name="P6">[Page 10]</text:p>
      <text:p text:style-name="P6">death brought us nigh unto Him. <text:s/>No apprehension/ of some impending calamity, involving the loss of/ our substance, that of our credit, or the waning of our/ mental powers, wrought our conversion, and He will/ bid us welcome to His paternal embrace. <text:s/>Lift up/ your hands ye everlasting gates, and let the righteous/ enter. <text:s/>Who are they so gloriously titled? <text:s/>Those who/ have conquered sin in the days of their manhood [Hebrew]/ [Hebrew]./</text:p>
      <text:p text:style-name="P4"><text:span text:style-name="T5">But a sudden thought distresses my mind. <text:s/>Might I/ not, while endeavouring to prove the efficacy of repentance,/ have closed against some of you the way of salvation?/ <text:s/>The knowledge you have obtained of God's graciousness,/ and of the complete forgiveness of sinners, might, I fear,/ lure you into a fatal security. <text:s/>You might imagine/ that since the prophetic declaration that the impious/ shall not fall through their former wickedness, is not/ limited to time, you could as well </text:span><text:span text:style-name="T4">defer</text:span><text:span text:style-name="T5"> returning to the/ Lord, and that another year will effect precisely the same/ purpose. <text:s/>My Brethren! <text:s/>If such be the impression you/ have derived from my discourse, consider it false in/ principles, &amp; dangerous in practice. <text:s/>Only a deadly enemy/</text:span></text:p>
      <text:p text:style-name="P6"/>
      <text:p text:style-name="P6">[Page 11]</text:p>
      <text:p text:style-name="P6">could have so spoken to mislead you. <text:s/>No, trust/ ye in God; never despair of His mercy, though you had/ followed sin to the verge of the grave; but tempt not/ the long-suffering of the Deity. <text:s/>My friends!/ <text:s/>Ponder on this sentence. <text:s/>It closes the book, the last/ chapter of which we have read this morning, and which/ I have often quoted [Hebrew]/ "The ways of the Lord are right, the just shall walk/ in them, but the transgressors shall fall by them"./ <text:s/>Yes, penitence has an irresistible force, it throws down/ every impediment standing between the sinner and his eternal hap-/-piness [Hebrew]. <text:s/>It opens to him the portal/ of a spiritual Eden, and raises him aloft to shine as the/ brightness of the firmament [Hebrew]. <text:s/>But/ this same hope of obtaining remission for all our/ misdeeds, is that which consigns many to lasting perdition./ <text:s/>For, penitence deliberately postponed; the penitence/ displayed after the occasion for sinning has/ removed itself; the conversion deferred until age/ has subdued the passions, and the cravings of the/ flesh are felt no more, is hypocritical. <text:s/>The/ impartial Judge will cast it aside. <text:s/>It is worthless./</text:p>
      <text:p text:style-name="P6"/>
      <text:p text:style-name="P6">[Page 12]</text:p>
      <text:p text:style-name="P4"><text:span text:style-name="T5">Let us then rise in our manhood. <text:s/>Let us strip off/ the garments of impurity, which are tightly set around / us, while the strength of our hands can do the act./ <text:s/>Let us gird on the sword of the might to repel sin,/ while we possess yet the powers of resistance. <text:s/>In a/ word, let us repent in time. <text:s/>Who knows, but this/ </text:span><text:soft-page-break/><text:span text:style-name="T5">may be the last offer of conversion I make, and some/ of you receive from my lips? <text:s/>Have we not seen/ youths die while basking in the sun-shine of their/ existence? <text:s/>How many alas! have I accompanied to their/ final home, who thought themselves destined to reach/ a prolonged </text:span><text:span text:style-name="T2">life</text:span><text:span text:style-name="T5"> old age! <text:s/>Parents wept, husbands lamented,/ wives cried in anguish, children sobbed and pierced the/ sky with their shrieks, but in vain; the sentence could/ not be reversed. <text:s/>Happy, unutterably happy they who/ have made timely provisions against the departure./ <text:s/>Once more, my beloved Brethren, listen to the voice that/ calls [Hebrew] "Return O Israel unto/ the Lord Thy God [Hebrew]. <text:s/>"Take/ with you words, and turn unto the Lord."/ <text:s/>Let us then pray./</text:span></text:p>
      <text:p text:style-name="P4"><text:span text:style-name="T5"/></text:p>
      <text:p text:style-name="P4"><text:span text:style-name="T5">[Page 13]</text:span></text:p>
      <text:p text:style-name="P4"><text:span text:style-name="T5"><text:tab/>Parent of good! <text:s/>Compassionate Lord! <text:s/>We come unto/ Thee for pardon, and for support, for strength and consolation/ we have disregarded the appeals of conscience, and hearkened to/ the demands of our passions. <text:s/>We have gone astray from Thee,/ to follow the imaginations of a perverted mind, but we now/ return. <text:s/>Not by reason of our inability to sin, but because/ we seek Thy love more than life. <text:s/>Through it we have/ been undeservedly filled with the yielding of the earth, and we have given/ thereof to our children. <text:s/>yet we longed for more, and to obtain/ it, we ran counter to Thy command. <text:s/>But Thy ungrateful/ servants are covered with shame. <text:s/>Oh! let that be an ac-/-ceptable offering of atonement. <text:s/>And as Thou didst vouchsafe/ to bestow Thy bounty upon us, when we slighted the divine favor,/ so grant us undiminished sustenance and comforts, and delights,/ as a reward for our return. <text:s/>Smile upon our efforts to continue/ repentant, and infuse into us spiritual vigor, that we may/ drive back the enemy of our happiness: the lust of gain./ <text:s/>Too long have we been its victims, that we may hope/ to succeed unaided, but with Thee O God! at our right-/hand, we shall be made joyful over our victory./ <text:s/>And those whose bright anticipations the past year has/ buried </text:span><text:span text:style-name="T2">therewith</text:span><text:span text:style-name="T5"> away, those whose hopes have been blighted;/</text:span></text:p>
      <text:p text:style-name="P4"><text:span text:style-name="T5"/></text:p>
      <text:p text:style-name="P4"><text:span text:style-name="T5">[Page 14]</text:span></text:p>
      <text:p text:style-name="P4"><text:span text:style-name="T5">those whose eyes swell with tears that the thought of/ the beloved departed, those to whom the past year has/ brought but sorrow and sickness, inspire O Lord! with/ a heart that leans on Thee for consolation, with a mind/ that acknowledges the righteousness of Thy decrees, and/ with a belief that they are tried as gold is tried, that they/ may return to Thee cleansed of all dross, and receive Thy/ fatherly blessing. <text:s/>So may it b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6-26T14:32:11.74</meta:creation-date>
    <dc:date>2012-06-27T11:22:36.80</dc:date>
    <dc:creator>Penn Libraries</dc:creator>
    <meta:editing-duration>PT00H28M34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6" meta:paragraph-count="95" meta:word-count="2944" meta:character-count="17571"/>
  </office:meta>
</office:document-meta>
</file>